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202.25pt"/>
    </style:style>
    <style:style style:name="co5" style:family="table-column">
      <style:table-column-properties fo:break-before="auto" style:column-width="169.8pt"/>
    </style:style>
    <style:style style:name="co6" style:family="table-column">
      <style:table-column-properties fo:break-before="auto" style:column-width="317.25pt"/>
    </style:style>
    <style:style style:name="co7" style:family="table-column">
      <style:table-column-properties fo:break-before="auto" style:column-width="202.99pt"/>
    </style:style>
    <style:style style:name="co8" style:family="table-column">
      <style:table-column-properties fo:break-before="auto" style:column-width="267.11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203.8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223.85pt"/>
    </style:style>
    <style:style style:name="co15" style:family="table-column">
      <style:table-column-properties fo:break-before="auto" style:column-width="273.26pt"/>
    </style:style>
    <style:style style:name="co16" style:family="table-column">
      <style:table-column-properties fo:break-before="auto" style:column-width="305.69pt"/>
    </style:style>
    <style:style style:name="co17" style:family="table-column">
      <style:table-column-properties fo:break-before="auto" style:column-width="110.35pt"/>
    </style:style>
    <style:style style:name="co18" style:family="table-column">
      <style:table-column-properties fo:break-before="auto" style:column-width="195.31pt"/>
    </style:style>
    <style:style style:name="co19" style:family="table-column">
      <style:table-column-properties fo:break-before="auto" style:column-width="288.71pt"/>
    </style:style>
    <style:style style:name="co20" style:family="table-column">
      <style:table-column-properties fo:break-before="auto" style:column-width="213.05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10.7pt"/>
    </style:style>
    <style:style style:name="co23" style:family="table-column">
      <style:table-column-properties fo:break-before="auto" style:column-width="260.16pt"/>
    </style:style>
    <style:style style:name="co24" style:family="table-column">
      <style:table-column-properties fo:break-before="auto" style:column-width="198.34pt"/>
    </style:style>
    <style:style style:name="co25" style:family="table-column">
      <style:table-column-properties fo:break-before="auto" style:column-width="115.74pt"/>
    </style:style>
    <style:style style:name="co26" style:family="table-column">
      <style:table-column-properties fo:break-before="auto" style:column-width="211.49pt"/>
    </style:style>
    <style:style style:name="co27" style:family="table-column">
      <style:table-column-properties fo:break-before="auto" style:column-width="224.59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46.29pt"/>
    </style:style>
    <style:style style:name="co30" style:family="table-column">
      <style:table-column-properties fo:break-before="auto" style:column-width="200.69pt"/>
    </style:style>
    <style:style style:name="co31" style:family="table-column">
      <style:table-column-properties fo:break-before="auto" style:column-width="220.76pt"/>
    </style:style>
    <style:style style:name="co32" style:family="table-column">
      <style:table-column-properties fo:break-before="auto" style:column-width="284.85pt"/>
    </style:style>
    <style:style style:name="co33" style:family="table-column">
      <style:table-column-properties fo:break-before="auto" style:column-width="37.81pt"/>
    </style:style>
    <style:style style:name="co34" style:family="table-column">
      <style:table-column-properties fo:break-before="auto" style:column-width="168.24pt"/>
    </style:style>
    <style:style style:name="co35" style:family="table-column">
      <style:table-column-properties fo:break-before="auto" style:column-width="247.01pt"/>
    </style:style>
    <style:style style:name="co36" style:family="table-column">
      <style:table-column-properties fo:break-before="auto" style:column-width="322.64pt"/>
    </style:style>
    <style:style style:name="co37" style:family="table-column">
      <style:table-column-properties fo:break-before="auto" style:column-width="26.19pt"/>
    </style:style>
    <style:style style:name="co38" style:family="table-column">
      <style:table-column-properties fo:break-before="auto" style:column-width="197.6pt"/>
    </style:style>
    <style:style style:name="co39" style:family="table-column">
      <style:table-column-properties fo:break-before="auto" style:column-width="244.69pt"/>
    </style:style>
    <style:style style:name="co40" style:family="table-column">
      <style:table-column-properties fo:break-before="auto" style:column-width="355.1pt"/>
    </style:style>
    <style:style style:name="co41" style:family="table-column">
      <style:table-column-properties fo:break-before="auto" style:column-width="27.01pt"/>
    </style:style>
    <style:style style:name="co42" style:family="table-column">
      <style:table-column-properties fo:break-before="auto" style:column-width="226.15pt"/>
    </style:style>
    <style:style style:name="co43" style:family="table-column">
      <style:table-column-properties fo:break-before="auto" style:column-width="290.24pt"/>
    </style:style>
    <style:style style:name="co44" style:family="table-column">
      <style:table-column-properties fo:break-before="auto" style:column-width="335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68.66pt" fo:break-before="auto" style:use-optimal-row-height="false"/>
    </style:style>
    <style:style style:name="ro4" style:family="table-row">
      <style:table-row-properties style:row-height="40.45pt" fo:break-before="auto" style:use-optimal-row-height="true"/>
    </style:style>
    <style:style style:name="ro5" style:family="table-row">
      <style:table-row-properties style:row-height="50.2pt" fo:break-before="auto" style:use-optimal-row-height="true"/>
    </style:style>
    <style:style style:name="ro6" style:family="table-row">
      <style:table-row-properties style:row-height="24.69pt" fo:break-before="auto" style:use-optimal-row-height="false"/>
    </style:style>
    <style:style style:name="ro7" style:family="table-row">
      <style:table-row-properties style:row-height="28.46pt" fo:break-before="auto" style:use-optimal-row-height="false"/>
    </style:style>
    <style:style style:name="ro8" style:family="table-row">
      <style:table-row-properties style:row-height="23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ro10" style:family="table-row">
      <style:table-row-properties style:row-height="25.46pt" fo:break-before="auto" style:use-optimal-row-height="false"/>
    </style:style>
    <style:style style:name="ro11" style:family="table-row">
      <style:table-row-properties style:row-height="22.45pt" fo:break-before="auto" style:use-optimal-row-height="false"/>
    </style:style>
    <style:style style:name="ro12" style:family="table-row">
      <style:table-row-properties style:row-height="42.69pt" fo:break-before="auto" style:use-optimal-row-height="false"/>
    </style:style>
    <style:style style:name="ro13" style:family="table-row">
      <style:table-row-properties style:row-height="63.69pt" fo:break-before="auto" style:use-optimal-row-height="false"/>
    </style:style>
    <style:style style:name="ro14" style:family="table-row">
      <style:table-row-properties style:row-height="26.19pt" fo:break-before="auto" style:use-optimal-row-height="false"/>
    </style:style>
    <style:style style:name="ro15" style:family="table-row">
      <style:table-row-properties style:row-height="43.46pt" fo:break-before="auto" style:use-optimal-row-height="false"/>
    </style:style>
    <style:style style:name="ro16" style:family="table-row">
      <style:table-row-properties style:row-height="80.19pt" fo:break-before="auto" style:use-optimal-row-height="false"/>
    </style:style>
    <style:style style:name="ro17" style:family="table-row">
      <style:table-row-properties style:row-height="29.96pt" fo:break-before="auto" style:use-optimal-row-height="false"/>
    </style:style>
    <style:style style:name="ro18" style:family="table-row">
      <style:table-row-properties style:row-height="29.2pt" fo:break-before="auto" style:use-optimal-row-height="false"/>
    </style:style>
    <style:style style:name="ro19" style:family="table-row">
      <style:table-row-properties style:row-height="35.94pt" fo:break-before="auto" style:use-optimal-row-height="false"/>
    </style:style>
    <style:style style:name="ro20" style:family="table-row">
      <style:table-row-properties style:row-height="40.45pt" fo:break-before="auto" style:use-optimal-row-height="false"/>
    </style:style>
    <style:style style:name="ro21" style:family="table-row">
      <style:table-row-properties style:row-height="33.7pt" fo:break-before="auto" style:use-optimal-row-height="false"/>
    </style:style>
    <style:style style:name="ro22" style:family="table-row">
      <style:table-row-properties style:row-height="32.2pt" fo:break-before="auto" style:use-optimal-row-height="false"/>
    </style:style>
    <style:style style:name="ro23" style:family="table-row">
      <style:table-row-properties style:row-height="31.44pt" fo:break-before="auto" style:use-optimal-row-height="false"/>
    </style:style>
    <style:style style:name="ro24" style:family="table-row">
      <style:table-row-properties style:row-height="44.96pt" fo:break-before="auto" style:use-optimal-row-height="false"/>
    </style:style>
    <style:style style:name="ro25" style:family="table-row">
      <style:table-row-properties style:row-height="82.46pt" fo:break-before="auto" style:use-optimal-row-height="false"/>
    </style:style>
    <style:style style:name="ro26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2">
      <style:table-cell-properties fo:border="0.06pt solid #000000" style:vertical-align="middle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Information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sgin for wallet</text:p>
          </table:table-cell>
        </table:table-row>
      </table:table>
      <table:table table:name="Revision histo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3" table:default-cell-style-name="ce5"/>
        <table:table-row table:style-name="ro1" table:number-rows-repeated="5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ion</text:p>
          </table:table-cell>
          <table:table-cell table:style-name="ce1" office:value-type="string" calcext:value-type="string">
            <text:p>Autho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date" office:date-value="2017-04-11" calcext:value-type="date">
            <text:p>04/11/17</text:p>
          </table:table-cell>
          <table:table-cell table:style-name="ce2" office:value-type="string" calcext:value-type="string">
            <text:p>Init Document</text:p>
          </table:table-cell>
          <table:table-cell table:style-name="ce2" office:value-type="string" calcext:value-type="string">
            <text:p>CuongNV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count_action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2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screen</text:p>
          </table:table-cell>
          <table:table-cell table:style-name="ce6" office:value-type="string" calcext:value-type="string" table:number-columns-spanned="1" table:number-rows-spanned="2">
            <text:p>- User click import json file</text:p>
          </table:table-cell>
          <table:table-cell table:style-name="ce6" office:value-type="string" calcext:value-type="string" table:number-columns-spanned="1" table:number-rows-spanned="2">
            <text:p>- Open window popup</text:p>
          </table:table-cell>
        </table:table-row>
        <table:table-row table:style-name="ro1">
          <table:table-cell/>
          <table:covered-table-cell table:number-columns-repeated="4" table:style-name="ce3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pup window select keystore is opening</text:p>
          </table:table-cell>
          <table:table-cell table:style-name="ce15" office:value-type="string" calcext:value-type="string">
            <text:p>- User chose a valid keystore file</text:p>
          </table:table-cell>
          <table:table-cell table:style-name="ce15" office:value-type="string" calcext:value-type="string">
            <text:p>- Close popup window select keystor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7" office:value-type="string" calcext:value-type="string">
            <text:p>- Dispatch action ACCOUNT.IMPORT_NEW_ACCOUNT_PENDING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table table:name="Account_middleware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User open import account that has balance</text:p>
          </table:table-cell>
          <table:table-cell table:style-name="ce8" office:value-type="string" calcext:value-type="string" table:number-columns-spanned="1" table:number-rows-spanned="2">
            <text:p>ACCOUNT.IMPORT_NEW_ACCOUNT_PENDING</text:p>
          </table:table-cell>
          <table:table-cell table:style-name="ce6" office:value-type="string" calcext:value-type="string" table:number-columns-spanned="1" table:number-rows-spanned="2">
            <text:p>- dispatch action ACCOUNT.LOADING</text:p>
            <text:p>- get all balances of account</text:p>
            <text:p>- dispath action ACCOUNT.CLOSE_LOADING_IMPORT</text:p>
            <text:p>- dispath action EXCHANGE.SET_RANDOM_SELECTED_TOKEN</text:p>
            <text:p>- dispath action ACCOUNT.IMPORT_NEW_ACCOUNT_FULFILLED</text:p>
            <text:p>- dispath action GLOBAL.GO_TO_ROUTE</text:p>
          </table:table-cell>
        </table:table-row>
        <table:table-row table:style-name="ro3">
          <table:table-cell/>
          <table:covered-table-cell table:number-columns-repeated="4" table:style-name="ce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tate.account.loading = false</text:p>
          </table:table-cell>
          <table:table-cell table:style-name="ce7" office:value-type="string" calcext:value-type="string">
            <text:p>ACCOUNT.LOADING</text:p>
          </table:table-cell>
          <table:table-cell table:style-name="ce2" office:value-type="string" calcext:value-type="string">
            <text:p>state.account.loading = true</text:p>
          </table:table-cell>
        </table:table-row>
        <table:table-row table:style-name="ro1">
          <table:table-cell/>
          <table:table-cell table:style-name="ce2"/>
          <table:table-cell table:style-name="ce7" table:number-columns-repeated="2"/>
          <table:table-cell table:style-name="ce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loading = true</text:p>
          </table:table-cell>
          <table:table-cell table:style-name="ce15" office:value-type="string" calcext:value-type="string">
            <text:p>ACCOUNT.CLOSE_LOADING_IMPORT</text:p>
          </table:table-cell>
          <table:table-cell table:style-name="ce15" office:value-type="string" calcext:value-type="string">
            <text:p>state.account.loading = false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ACCOUNT.UPDATE_ACCOUNT_PENDING</text:p>
          </table:table-cell>
          <table:table-cell table:style-name="ce15" office:value-type="string" calcext:value-type="string">
            <text:p>- run to updateAccount in account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account.sync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ACCOUNT.UPDATE_ACCOUNT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account = false</text:p>
          </table:table-cell>
          <table:table-cell table:style-name="ce15" office:value-type="string" calcext:value-type="string">
            <text:p>ACCOUNT.UPDATE_ACCOUNT_FULFILLED</text:p>
          </table:table-cell>
          <table:table-cell table:style-name="ce15" office:value-type="string" calcext:value-type="string">
            <text:p>state.account.account = newAccount</text:p>
          </table:table-cell>
        </table:table-row>
        <table:table-row table:style-name="ro1" table:number-rows-repeated="2">
          <table:table-cell/>
          <table:table-cell table:style-name="ce16" table:number-columns-repeated="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account.error = “”</text:p>
          </table:table-cell>
          <table:table-cell table:style-name="ce15" office:value-type="string" calcext:value-type="string">
            <text:p>ACCOUNT.THROW_ERROR</text:p>
          </table:table-cell>
          <table:table-cell table:style-name="ce15" office:value-type="string" calcext:value-type="string">
            <text:p>state.account.error = accountError</text:p>
          </table:table-cell>
        </table:table-row>
        <table:table-row table:style-name="ro1">
          <table:table-cell/>
          <table:table-cell table:style-name="ce16"/>
          <table:table-cell table:style-name="ce16" office:value-type="string" calcext:value-type="string">
            <text:p>state.account.showError = false</text:p>
          </table:table-cell>
          <table:table-cell table:style-name="ce16"/>
          <table:table-cell table:style-name="ce16" office:value-type="string" calcext:value-type="string">
            <text:p>state.account.showError = tru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te.account.showError = true</text:p>
          </table:table-cell>
          <table:table-cell table:style-name="ce3" office:value-type="string" calcext:value-type="string">
            <text:p>ACCOUNT.CLOSE_ERROR_MODAL</text:p>
          </table:table-cell>
          <table:table-cell table:style-name="ce3" office:value-type="string" calcext:value-type="string">
            <text:p>state.account.showError = false</text:p>
          </table:table-cell>
        </table:table-row>
      </table:table>
      <table:table table:name="Global_action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string" calcext:value-type="string">
            <text:p>- fetch data interval 10s</text:p>
          </table:table-cell>
          <table:table-cell table:style-name="ce15" office:value-type="string" calcext:value-type="string">
            <text:p>- fetch current block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Txs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rate dat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fetch account data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fetch reate exchange</text:p>
          </table:table-cell>
        </table:table-row>
      </table:table>
      <table:table table:name="Global_middlewar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>
          <table:table-cell/>
          <table:table-cell table:style-name="ce15" table:number-columns-repeated="4"/>
        </table:table-row>
        <table:table-row table:style-name="ro1">
          <table:table-cell/>
          <table:table-cell table:style-name="ce18" table:number-columns-repeated="2"/>
          <table:table-cell table:style-name="ce18" office:value-type="string" calcext:value-type="string">
            <text:p>GLOBAL.NEW_BLOCK_INCLUDED_PENDING</text:p>
          </table:table-cell>
          <table:table-cell table:style-name="ce18" office:value-type="string" calcext:value-type="string">
            <text:p>- run to getLatestBlock in global action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ethereum.getLatestBlockPromise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NEW_BLOCK_INCLUDED_FULFILLE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state.global.currentBlock = ….</text:p>
          </table:table-cell>
          <table:table-cell table:style-name="ce15" office:value-type="string" calcext:value-type="string">
            <text:p>GLOBAL.NEW_BLOCK_INCLUDED_FULFILLED</text:p>
          </table:table-cell>
          <table:table-cell table:style-name="ce15" office:value-type="string" calcext:value-type="string">
            <text:p>state.global.currentBlock = newBlock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RATE_UPDATE_ALL_PENDING</text:p>
          </table:table-cell>
          <table:table-cell table:style-name="ce15" office:value-type="string" calcext:value-type="string">
            <text:p>- run to updateAllRa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call updateAllRatePromise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ALL_RATE_UPDATED_FULFILLED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15" table:number-columns-repeated="2"/>
          <table:table-cell table:style-name="ce15" office:value-type="string" calcext:value-type="string">
            <text:p>GLOBAL.ALL_RATE_UPDATED_FULFILLED</text:p>
          </table:table-cell>
          <table:table-cell table:style-name="ce15" office:value-type="string" calcext:value-type="string">
            <text:p>tokensData.forEach((data) =&gt; {</text:p>
            <text:p>        tokens[data.symbol] = data</text:p>
            <text:p>      })       </text:p>
            <text:p>//// create object with key from array token symbol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state.tokens = newToke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</text:p>
          </table:table-cell>
          <table:table-cell table:style-name="ce15" office:value-type="string" calcext:value-type="string">
            <text:p>- run to clearSession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action GLOBAL.CLEAR_SESSION_FULFILLED</text:p>
          </table:table-cell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- dispatch action GLOBAL.GO_TO_ROUTE "/"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CLEAR_SESSION_FULFILLED</text:p>
          </table:table-cell>
          <table:table-cell table:style-name="ce15" office:value-type="string" calcext:value-type="string">
            <text:p>reset state in reducers/index.js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GLOBAL.GO_TO_ROUTE</text:p>
          </table:table-cell>
          <table:table-cell table:style-name="ce21" office:value-type="string" calcext:value-type="string">
            <text:p>- run to goToRoute in global saga</text:p>
          </table:table-cell>
        </table:table-row>
        <table:table-row table:style-name="ro1">
          <table:table-cell/>
          <table:table-cell table:style-name="ce18" table:number-columns-repeated="3"/>
          <table:table-cell table:style-name="ce18" office:value-type="string" calcext:value-type="string">
            <text:p>- dispatch push action of react-router-redux</text:p>
          </table:table-cell>
        </table:table-row>
        <table:table-row table:style-name="ro1">
          <table:table-cell/>
          <table:table-cell table:style-name="ce16" table:number-columns-repeated="4"/>
        </table:table-row>
      </table:table>
      <table:table table:name="Tokens_ac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okens_middleware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action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1. View → Act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</table:table>
      <table:table table:name="Utils_middleware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. Actions → stor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TOKEN_MODAL</text:p>
          </table:table-cell>
          <table:table-cell table:style-name="ce3" office:value-type="string" calcext:value-type="string">
            <text:p>state.tokenModal = {</text:p>
            <text:p>        open: true,</text:p>
            <text:p>        type: action.payload.type,</text:p>
            <text:p>        Selected: action.payload.selected</text:p>
            <text:p>      }</text:p>
          </table:table-cell>
        </table:table-row>
        <table:table-row table:style-name="ro1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token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HIDE_TOKEN_MODAL</text:p>
          </table:table-cell>
          <table:table-cell table:style-name="ce3" office:value-type="string" calcext:value-type="string">
            <text:p>state.tokenModal = {</text:p>
            <text:p>        open: false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…</text:p>
          </table:table-cell>
          <table:table-cell table:style-name="ce15" office:value-type="string" calcext:value-type="string">
            <text:p>UTIL.TOGGLE_NOTIFY</text:p>
          </table:table-cell>
          <table:table-cell table:style-name="ce15" office:value-type="string" calcext:value-type="string">
            <text:p>state.showNotify = !state.showNotify</text:p>
          </table:table-cell>
        </table:table-row>
        <table:table-row table:style-name="ro1">
          <table:table-cell/>
          <table:table-cell table:style-name="ce16"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5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false</text:span></text:p>
            <text:p><text:span text:style-name="T1">      }</text:span></text:p>
          </table:table-cell>
          <table:table-cell table:style-name="ce3" office:value-type="string" calcext:value-type="string">
            <text:p>UTIL.OPEN_INFO_MODAL</text:p>
          </table:table-cell>
          <table:table-cell table:style-name="ce3" office:value-type="string" calcext:value-type="string">
            <text:p>state.infoModal = {</text:p>
            <text:p>        open: true,</text:p>
            <text:p>        title: title,</text:p>
            <text:p>        content: content</text:p>
            <text:p>      }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4">
          <table:table-cell/>
          <table:table-cell table:style-name="ce3"/>
          <table:table-cell table:style-name="ce22" office:value-type="string" calcext:value-type="string">
            <text:p><text:span text:style-name="T1">state.infoModal = {</text:span></text:p>
            <text:p><text:span text:style-name="T1">        open: true,</text:span></text:p>
            <text:p><text:span text:style-name="T1">        … Data</text:span></text:p>
            <text:p><text:span text:style-name="T1">      }</text:span></text:p>
          </table:table-cell>
          <table:table-cell table:style-name="ce3" office:value-type="string" calcext:value-type="string">
            <text:p>UTIL.EXIT_INFO_MODAL</text:p>
          </table:table-cell>
          <table:table-cell table:style-name="ce3" office:value-type="string" calcext:value-type="string">
            <text:p>state.infoModal = {</text:p>
            <text:p>        open: false</text:p>
            <text:p>      }</text:p>
          </table:table-cell>
        </table:table-row>
      </table:table>
      <table:table table:name="Exchange_actions" table:style-name="ta1">
        <table:table-column table:style-name="co1" table:default-cell-style-name="Default"/>
        <table:table-column table:style-name="co29" table:default-cell-style-name="ce6"/>
        <table:table-column table:style-name="co30" table:default-cell-style-name="Default"/>
        <table:table-column table:style-name="co31" table:default-cell-style-name="Default"/>
        <table:table-column table:style-name="co32" table:default-cell-style-name="ce40"/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0" office:value-type="string" calcext:value-type="string">
            <text:p>STT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ocedure</text:p>
          </table:table-cell>
          <table:table-cell table:style-name="ce1" office:value-type="string" calcext:value-type="string">
            <text:p>Expectation</text:p>
          </table:table-cell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40"/>
          <table:table-cell table:style-name="ce40" office:value-type="string" calcext:value-type="string">
            <text:p>SetInterval update exchange rate</text:p>
          </table:table-cell>
          <table:table-cell office:value-type="string" calcext:value-type="string">
            <text:p>- dispatch EXCHANGE.UPDATE_RATE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ser select source token and destination </text:p>
            <text:p>Token from Select token modal</text:p>
          </table:table-cell>
          <table:table-cell table:style-name="ce8" office:value-type="string" calcext:value-type="string">
            <text:p>Choose token which has balance</text:p>
          </table:table-cell>
          <table:table-cell table:style-name="ce6" office:value-type="string" calcext:value-type="string">
            <text:p>- Select token modal close</text:p>
            <text:p>- dispatch EXCHANGE.SELECT_TOKEN_ASYNC</text:p>
          </table:table-cell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lick button Next</text:p>
          </table:table-cell>
          <table:table-cell table:style-name="ce8" office:value-type="string" calcext:value-type="string">
            <text:p>Goto step 2 of exchange</text:p>
          </table:table-cell>
          <table:table-cell office:value-type="string" calcext:value-type="string">
            <text:p>- dispatch EXCHANGE.GO_TO_STEP</text:p>
          </table:table-cell>
        </table:table-row>
        <table:table-row table:style-name="ro9">
          <table:table-cell/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Click button Echange</text:p>
          </table:table-cell>
          <table:table-cell table:style-name="ce40" office:value-type="string" calcext:value-type="string">
            <text:p>Open passpharase modal</text:p>
          </table:table-cell>
          <table:table-cell office:value-type="string" calcext:value-type="string">
            <text:p>- dispatch EXCHANGE.OPEN_PASSPHRASE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lick close Enter passphare popup</text:p>
          </table:table-cell>
          <table:table-cell table:style-name="ce40" office:value-type="string" calcext:value-type="string">
            <text:p>Close passpharase modal</text:p>
          </table:table-cell>
          <table:table-cell office:value-type="string" calcext:value-type="string">
            <text:p>- dispatch EXCHANGE.HIDE_PASSPHRASE</text:p>
          </table:table-cell>
        </table:table-row>
        <table:table-row table:style-name="ro10">
          <table:table-cell/>
          <table:table-cell office:value-type="float" office:value="6" calcext:value-type="float">
            <text:p>6</text:p>
          </table:table-cell>
          <table:table-cell table:style-name="ce40" office:value-type="string" calcext:value-type="string">
            <text:p>Typing passphare</text:p>
          </table:table-cell>
          <table:table-cell table:style-name="ce40"/>
          <table:table-cell office:value-type="string" calcext:value-type="string">
            <text:p>- dispatch EXCHANGE.CHANGE_PASSPHRASE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table:style-name="ce40" office:value-type="string" calcext:value-type="string">
            <text:p>Wrong passphare</text:p>
          </table:table-cell>
          <table:table-cell table:style-name="ce40"/>
          <table:table-cell office:value-type="string" calcext:value-type="string">
            <text:p>- dispatch EXCHANGE.THROW_ERROR_PASSPHRASE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table:style-name="ce40" office:value-type="string" calcext:value-type="string">
            <text:p>True passphare</text:p>
          </table:table-cell>
          <table:table-cell table:style-name="ce40" office:value-type="string" calcext:value-type="string">
            <text:p>Process exchange</text:p>
          </table:table-cell>
          <table:table-cell office:value-type="string" calcext:value-type="string">
            <text:p>- dispatch EXCHANGE.PROCESS_EXCHANGE</text:p>
          </table:table-cell>
        </table:table-row>
        <table:table-row table:style-name="ro1">
          <table:table-cell/>
          <table:table-cell table:style-name="ce29"/>
          <table:table-cell table:number-columns-repeated="2"/>
          <table:table-cell table:style-name="Default"/>
        </table:table-row>
      </table:table>
      <table:table table:name="Exchange_middleware" table:style-name="ta1">
        <table:table-column table:style-name="co1" table:default-cell-style-name="Default"/>
        <table:table-column table:style-name="co33" table:default-cell-style-name="ce6"/>
        <table:table-column table:style-name="co34" table:default-cell-style-name="ce40"/>
        <table:table-column table:style-name="co35" table:default-cell-style-name="ce6"/>
        <table:table-column table:style-name="co36" table:default-cell-style-name="ce40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43" office:value-type="string" calcext:value-type="string">
            <text:p>Precondition</text:p>
          </table:table-cell>
          <table:table-cell table:style-name="ce43" office:value-type="string" calcext:value-type="string">
            <text:p>Action</text:p>
          </table:table-cell>
          <table:table-cell table:style-name="ce43" office:value-type="string" calcext:value-type="string">
            <text:p>Expect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table:style-name="ce6"/>
          <table:table-cell table:style-name="ce8" office:value-type="string" calcext:value-type="string">
            <text:p>EXCHANGE.UPDATE_RATE</text:p>
          </table:table-cell>
          <table:table-cell table:style-name="ce6"/>
        </table:table-row>
        <table:table-row table:style-name="ro12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oken was chosen</text:p>
          </table:table-cell>
          <table:table-cell table:style-name="ce8" office:value-type="string" calcext:value-type="string">
            <text:p>EXCHANGE.SELECT_TOKEN_ASYNC</text:p>
          </table:table-cell>
          <table:table-cell table:style-name="ce6" office:value-type="string" calcext:value-type="string">
            <text:p>- dispatch action EXCHANGE.SELECT_TOKEN</text:p>
            <text:p><text:span text:style-name="T2">- dispatch action UTIL.HIDE_TOKEN_MODAL</text:span></text:p>
            <text:p><text:span text:style-name="T2">- dispatch action EXCHANGE.CHECK_SELECT_TOKEN</text:span></text:p>
          </table:table-cell>
        </table:table-row>
        <table:table-row table:style-name="ro13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CHANGE.SELECT_TOKEN</text:p>
          </table:table-cell>
          <table:table-cell office:value-type="string" calcext:value-type="string">
            <text:p>Update:</text:p>
            <text:p><text:span text:style-name="T2">- state.exchange.sourceTokenSymbol </text:span></text:p>
            <text:p><text:span text:style-name="T2">- state.exchange.sourceToken </text:span></text:p>
            <text:p><text:span text:style-name="T2">- state.exchange.destTokenSymbol </text:span></text:p>
            <text:p><text:span text:style-name="T2">- state.exchange.destToken </text:span>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XCHANGE.CHECK_SELECT_TOKEN</text:p>
          </table:table-cell>
          <table:table-cell office:value-type="string" calcext:value-type="string">
            <text:p>Update:</text:p>
            <text:p><text:span text:style-name="T2">- state.exchange.errors.selectSameToken</text:span></text:p>
            <text:p><text:span text:style-name="T2">- state.exchange.errors.selectTokenToken</text:span></text:p>
            <text:p/>
          </table:table-cell>
        </table:table-row>
        <table:table-row table:style-name="ro14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XCHANGE.GO_TO_STEP</text:p>
          </table:table-cell>
          <table:table-cell office:value-type="string" calcext:value-type="string">
            <text:p>Update state.exchange.step </text:p>
          </table:table-cell>
        </table:table-row>
        <table:table-row table:style-name="ro15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 table:number-columns-spanned="1" table:number-rows-spanned="2">
            <text:p>EXCHANGE.CHANGE_SOURCE_AMOUNT</text:p>
          </table:table-cell>
          <table:table-cell office:value-type="string" calcext:value-type="string">
            <text:p>Update:</text:p>
            <text:p><text:span text:style-name="T2">- state.exchange.sourceAmount </text:span></text:p>
            <text:p><text:span text:style-name="T2">- state.exchange.minDestAmount </text:span></text:p>
            <text:p/>
          </table:table-cell>
        </table:table-row>
        <table:table-row table:style-name="ro9">
          <table:table-cell table:number-columns-repeated="2"/>
          <table:table-cell office:value-type="string" calcext:value-type="string">
            <text:p>source amount too high</text:p>
          </table:table-cell>
          <table:covered-table-cell/>
          <table:table-cell office:value-type="string" calcext:value-type="string">
            <text:p>- dispatch EXCHANGE.THROW_SOURCE_AMOUNT_ERROR</text:p>
          </table:table-cell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exchange.passphare = false</text:p>
          </table:table-cell>
          <table:table-cell office:value-type="string" calcext:value-type="string">
            <text:p>EXCHANGE.OPEN_PASSPHRASE</text:p>
          </table:table-cell>
          <table:table-cell office:value-type="string" calcext:value-type="string">
            <text:p>state.exchange.passphare = true</text:p>
          </table:table-cell>
        </table:table-row>
        <table:table-row table:style-name="ro14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exchange.passphare = true</text:p>
          </table:table-cell>
          <table:table-cell office:value-type="string" calcext:value-type="string">
            <text:p>EXCHANGE.HIDE_PASSPHRASE</text:p>
          </table:table-cell>
          <table:table-cell office:value-type="string" calcext:value-type="string">
            <text:p>state.exchange.passphare = false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XCHANGE.CHANGE_PASSPHRASE</text:p>
          </table:table-cell>
          <table:table-cell office:value-type="string" calcext:value-type="string">
            <text:p>state.exchange.errors.passwordError = ""</text:p>
          </table:table-cell>
        </table:table-row>
        <table:table-row table:style-name="ro9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XCHANGE.THROW_ERROR_PASSPHRASE</text:p>
          </table:table-cell>
          <table:table-cell office:value-type="string" calcext:value-type="string">
            <text:p>state.exchange.errors.passwordError = "Error message"</text:p>
          </table:table-cell>
        </table:table-row>
        <table:table-row table:style-name="ro1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rong passphare</text:p>
          </table:table-cell>
          <table:table-cell office:value-type="string" calcext:value-type="string" table:number-columns-spanned="1" table:number-rows-spanned="4">
            <text:p>EXCHANGE.PROCESS_EXCHANGE</text:p>
          </table:table-cell>
          <table:table-cell table:style-name="ce44" office:value-type="string" calcext:value-type="string">
            <text:p>- dispatch action EXCHANGE.THROW_ERROR_PASSPHRASE</text:p>
          </table:table-cell>
        </table:table-row>
        <table:table-row table:style-name="ro8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oadcasting false</text:p>
          </table:table-cell>
          <table:covered-table-cell/>
          <table:table-cell table:style-name="ce44" office:value-type="string" calcext:value-type="string">
            <text:p>- dispatch action EXCHANGE.TX_BROADCAST_REJECTED</text:p>
          </table:table-cell>
        </table:table-row>
        <table:table-row table:style-name="ro9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= Trezor || Ledger</text:p>
          </table:table-cell>
          <table:covered-table-cell/>
          <table:table-cell office:value-type="string" calcext:value-type="string">
            <text:p>- dispatch action EXCHANGE.SHOW_APPROVE</text:p>
          </table:table-cell>
        </table:table-row>
        <table:table-row table:style-name="ro16">
          <table:table-cell/>
          <table:table-cell office:value-type="float" office:value="14" calcext:value-type="float">
            <text:p>14</text:p>
          </table:table-cell>
          <table:table-cell/>
          <table:covered-table-cell/>
          <table:table-cell table:style-name="ce45" office:value-type="string" calcext:value-type="string">
            <text:p>- dispatch action EXCHANGE.PREPARE_BROADCAST</text:p>
            <text:p><text:span text:style-name="T2">- dispatch action ACCOUNT.INC_MANUAL_NONCE_ACCOUNT</text:span></text:p>
            <text:p><text:span text:style-name="T2">- dispatch action ACCOUNT.UPDATE_ACCOUNT_PENDING</text:span></text:p>
            <text:p><text:span text:style-name="T2">- dispatch action TX.TX_ADDED</text:span></text:p>
            <text:p><text:span text:style-name="T2">- dispatch action EXCHANGE.TX_BROADCAST_FULFILLED</text:span></text:p>
            <text:p><text:span text:style-name="T2">- dispatch action EXCHANGE.FINISH_EXCHANGE</text:span></text:p>
          </table:table-cell>
        </table:table-row>
      </table:table>
      <table:table table:name="Transfer_action" table:style-name="ta1">
        <table:table-column table:style-name="co1" table:default-cell-style-name="Default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29" office:value-type="string" calcext:value-type="string">
            <text:p>1. View → Action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9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Procedure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r typing address</text:p>
          </table:table-cell>
          <table:table-cell/>
          <table:table-cell office:value-type="string" calcext:value-type="string">
            <text:p>- dispatch TRANSFER.TRANSFER_SPECIFY_ADDRESS_RECEIVE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 click select token button</text:p>
          </table:table-cell>
          <table:table-cell table:style-name="ce8" office:value-type="string" calcext:value-type="string">
            <text:p>Show popup select token</text:p>
          </table:table-cell>
          <table:table-cell office:value-type="string" calcext:value-type="string">
            <text:p>- dispatch UTIL.OPEN_TOKEN_MODAL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 click select token from modal</text:p>
          </table:table-cell>
          <table:table-cell table:style-name="ce8"/>
          <table:table-cell office:value-type="string" calcext:value-type="string">
            <text:p>- dispatch TRANSFER.SELECT_TOKEN</text:p>
            <text:p><text:span text:style-name="T2">- dispatch UTIL.HIDE_TOKEN_MODAL</text:span>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 typing transfer specify amount</text:p>
          </table:table-cell>
          <table:table-cell table:style-name="ce8"/>
          <table:table-cell office:value-type="string" calcext:value-type="string">
            <text:p>- dispatch TRANSFER.TRANSFER_SPECIFY_AMOUNT</text:p>
          </table:table-cell>
        </table:table-row>
        <table:table-row table:style-name="ro1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 typing transfer specify Gas</text:p>
          </table:table-cell>
          <table:table-cell/>
          <table:table-cell office:value-type="string" calcext:value-type="string">
            <text:p>- dispatch TRANSFER_SPECIFY_GAS</text:p>
          </table:table-cell>
        </table:table-row>
        <table:table-row table:style-name="ro17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 typing transfer specify Gas price</text:p>
          </table:table-cell>
          <table:table-cell/>
          <table:table-cell office:value-type="string" calcext:value-type="string">
            <text:p>- dispatch TRANSFER_SPECIFY_GAS_PRICE</text:p>
          </table:table-cell>
        </table:table-row>
        <table:table-row table:style-name="ro18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 table:number-columns-spanned="1" table:number-rows-spanned="2">
            <text:p>Click transfer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OPEN_PASSPHRASE</text:p>
          </table:table-cell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SHOW_CONFIRM</text:p>
          </table:table-cell>
        </table:table-row>
        <table:table-row table:style-name="ro14">
          <table:table-cell/>
          <table:table-cell office:value-type="float" office:value="8" calcext:value-type="float" table:number-columns-spanned="1" table:number-rows-spanned="2">
            <text:p>8</text:p>
          </table:table-cell>
          <table:table-cell office:value-type="string" calcext:value-type="string" table:number-columns-spanned="1" table:number-rows-spanned="2">
            <text:p>Click close modal</text:p>
          </table:table-cell>
          <table:table-cell office:value-type="string" calcext:value-type="string">
            <text:p>Type == keystore</text:p>
          </table:table-cell>
          <table:table-cell office:value-type="string" calcext:value-type="string">
            <text:p>- dispatch TRANSFER.HIDE_PASSPHRASE</text:p>
          </table:table-cell>
        </table:table-row>
        <table:table-row table:style-name="ro19">
          <table:table-cell/>
          <table:covered-table-cell table:number-columns-repeated="2"/>
          <table:table-cell office:value-type="string" calcext:value-type="string">
            <text:p>Type == ( trezor || ledger )</text:p>
          </table:table-cell>
          <table:table-cell office:value-type="string" calcext:value-type="string">
            <text:p>- dispatch TRANSFER.HIDE_CONFIRM</text:p>
          </table:table-cell>
        </table:table-row>
        <table:table-row table:style-name="ro20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User typing passphare</text:p>
          </table:table-cell>
          <table:table-cell/>
          <table:table-cell office:value-type="string" calcext:value-type="string">
            <text:p>- dispatch TRANSFER.CHANGE_PASSPHRASE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Invalid Address</text:p>
          </table:table-cell>
          <table:table-cell table:style-name="ce3"/>
          <table:table-cell office:value-type="string" calcext:value-type="string">
            <text:p>- dispatch TRANSFER.THROW_ERROR_DEST_ADDRESS</text:p>
          </table:table-cell>
        </table:table-row>
        <table:table-row table:style-name="ro21">
          <table:table-cell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mount is too high</text:p>
          </table:table-cell>
          <table:table-cell table:style-name="ce3"/>
          <table:table-cell office:value-type="string" calcext:value-type="string">
            <text:p>- dispatch TRANSFER.THROW_AMOUNT_ERROR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lick confirm</text:p>
          </table:table-cell>
          <table:table-cell office:value-type="string" calcext:value-type="string">
            <text:p>Process transfer</text:p>
          </table:table-cell>
          <table:table-cell office:value-type="string" calcext:value-type="string">
            <text:p>- dispatch TRANSFER.PROCESS_TRANSFER</text:p>
          </table:table-cell>
        </table:table-row>
        <table:table-row table:style-name="ro1" table:number-rows-repeated="3">
          <table:table-cell/>
          <table:table-cell table:style-name="ce34" table:number-columns-repeated="4"/>
        </table:table-row>
        <table:table-row table:style-name="ro1">
          <table:table-cell/>
          <table:table-cell table:style-name="ce34" table:number-columns-repeated="4"/>
        </table:table-row>
      </table:table>
      <table:table table:name="Transfer_middleware" table:style-name="ta1">
        <table:table-column table:style-name="co1" table:default-cell-style-name="Default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34" office:value-type="string" calcext:value-type="string">
            <text:p>2. Actions → store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34"/>
          <table:table-cell table:style-name="Default" table:number-columns-repeated="3"/>
        </table:table-row>
        <table:table-row table:style-name="ro1">
          <table:table-cell/>
          <table:table-cell table:style-name="ce35" office:value-type="string" calcext:value-type="string">
            <text:p>STT</text:p>
          </table:table-cell>
          <table:table-cell table:style-name="ce35" office:value-type="string" calcext:value-type="string">
            <text:p>Precondition</text:p>
          </table:table-cell>
          <table:table-cell table:style-name="ce35" office:value-type="string" calcext:value-type="string">
            <text:p>Action</text:p>
          </table:table-cell>
          <table:table-cell table:style-name="ce35" office:value-type="string" calcext:value-type="string">
            <text:p>Expectation</text:p>
          </table:table-cell>
        </table:table-row>
        <table:table-row table:style-name="ro10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te.transfer.destAddress=’ ’</text:p>
          </table:table-cell>
          <table:table-cell table:style-name="ce8" office:value-type="string" calcext:value-type="string">
            <text:p>TRANSFER.TRANSFER_SPECIFY_ADDRESS_RECEIVE</text:p>
          </table:table-cell>
          <table:table-cell office:value-type="string" calcext:value-type="string">
            <text:p>state.transfer.destAddress=[entered by user]</text:p>
          </table:table-cell>
        </table:table-row>
        <table:table-row table:style-name="ro2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te.transfer.amount=’ ’</text:p>
          </table:table-cell>
          <table:table-cell table:style-name="ce8" office:value-type="string" calcext:value-type="string">
            <text:p>TRANSFER.TRANSFER_SPECIFY_AMOUNT</text:p>
          </table:table-cell>
          <table:table-cell office:value-type="string" calcext:value-type="string">
            <text:p>state.transfer.amount=[entered by user]</text:p>
          </table:table-cell>
        </table:table-row>
        <table:table-row table:style-name="ro18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FER.SELECT_TOKEN</text:p>
          </table:table-cell>
          <table:table-cell office:value-type="string" calcext:value-type="string">
            <text:p>state.transfer.tokenSymbol = [token was selected]</text:p>
          </table:table-cell>
        </table:table-row>
        <table:table-row table:style-name="ro10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te.transfer.gas = 1000000</text:p>
          </table:table-cell>
          <table:table-cell office:value-type="string" calcext:value-type="string">
            <text:p>TRANSFER_SPECIFY_GAS</text:p>
          </table:table-cell>
          <table:table-cell office:value-type="string" calcext:value-type="string">
            <text:p>state.transfer.gas = [entered by user]</text:p>
          </table:table-cell>
        </table:table-row>
        <table:table-row table:style-name="ro19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ate.transfer.gasPrice = 20</text:p>
          </table:table-cell>
          <table:table-cell office:value-type="string" calcext:value-type="string">
            <text:p>TRANSFER_SPECIFY_GAS_PRICE</text:p>
          </table:table-cell>
          <table:table-cell office:value-type="string" calcext:value-type="string">
            <text:p>state.transfer.gasPrice = [entered by user]</text:p>
          </table:table-cell>
        </table:table-row>
        <table:table-row table:style-name="ro2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e.transfer.passphrase = false</text:p>
          </table:table-cell>
          <table:table-cell office:value-type="string" calcext:value-type="string">
            <text:p>TRANSFER.OPEN_PASSPHRASE</text:p>
          </table:table-cell>
          <table:table-cell office:value-type="string" calcext:value-type="string">
            <text:p>state.transfer.passphrase = true</text:p>
          </table:table-cell>
        </table:table-row>
        <table:table-row table:style-name="ro2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te.transfer.passphrase = true</text:p>
          </table:table-cell>
          <table:table-cell office:value-type="string" calcext:value-type="string">
            <text:p>TRANSFER.HIDE_PASSPHRASE</text:p>
          </table:table-cell>
          <table:table-cell office:value-type="string" calcext:value-type="string">
            <text:p>state.transfer.passphrase = false</text:p>
          </table:table-cell>
        </table:table-row>
        <table:table-row table:style-name="ro17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tate.transfer.confirmColdWallet = fasle</text:p>
          </table:table-cell>
          <table:table-cell office:value-type="string" calcext:value-type="string">
            <text:p>TRANSFER.SHOW_CONFIRM</text:p>
          </table:table-cell>
          <table:table-cell office:value-type="string" calcext:value-type="string">
            <text:p>state.transfer.confirmColdWallet = true</text:p>
          </table:table-cell>
        </table:table-row>
        <table:table-row table:style-name="ro18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te.transfer.confirmColdWallet = true</text:p>
          </table:table-cell>
          <table:table-cell office:value-type="string" calcext:value-type="string">
            <text:p>TRANSFER.HIDE_CONFIRM</text:p>
          </table:table-cell>
          <table:table-cell office:value-type="string" calcext:value-type="string">
            <text:p>state.transfer.confirmColdWallet = fasle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== keystore &amp;&amp; wrong passphare</text:p>
          </table:table-cell>
          <table:table-cell office:value-type="string" calcext:value-type="string" table:number-columns-spanned="1" table:number-rows-spanned="3">
            <text:p>TRANSFER.PROCESS_TRANSFER</text:p>
          </table:table-cell>
          <table:table-cell office:value-type="string" calcext:value-type="string">
            <text:p>- dispatch TRANSFER.THROW_ERROR_PASSPHRASE</text:p>
          </table:table-cell>
        </table:table-row>
        <table:table-row table:style-name="ro2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== coldwallet &amp;&amp; sign error</text:p>
          </table:table-cell>
          <table:covered-table-cell/>
          <table:table-cell office:value-type="string" calcext:value-type="string">
            <text:p>- dispatch TRANSFER.TX_BROADCAST_REJECTED</text:p>
            <text:p><text:span text:style-name="T2">- dispatch ACCOUNT.INC_MANUAL_NONCE_ACCOUNT</text:span></text:p>
            <text:p><text:span text:style-name="T2">- dispatch ACCOUNT.UPDATE_ACCOUNT_PENDING</text:span></text:p>
          </table:table-cell>
        </table:table-row>
        <table:table-row table:style-name="ro2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ue passphare || coldwallet signed successfully</text:p>
          </table:table-cell>
          <table:covered-table-cell/>
          <table:table-cell office:value-type="string" calcext:value-type="string">
            <text:p>- dispatch TRANSFER.PREPARE_TRANSACTION</text:p>
            <text:p>- dispatch ACCOUNT.INC_MANUAL_NONCE_ACCOUNT</text:p>
            <text:p>- dispatch ACCOUNT.UPDATE_ACCOUNT_PENDING</text:p>
            <text:p>- dispatch TX.TX_ADDED</text:p>
            <text:p>- dispatch TRANSFER.TX_BROADCAST_FULFILLED</text:p>
            <text:p>- dispatch TRANSFER.FINISH_TRANSACTION</text:p>
            <text:p/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ate.transfer.errors.passwordError = “ ”</text:p>
          </table:table-cell>
          <table:table-cell office:value-type="string" calcext:value-type="string">
            <text:p>TRANSFER.THROW_ERROR_PASSPHRASE</text:p>
          </table:table-cell>
          <table:table-cell office:value-type="string" calcext:value-type="string">
            <text:p>state.transfer.errors.passwordError = [Message wrong passphare]</text:p>
          </table:table-cell>
        </table:table-row>
        <table:table-row table:style-name="ro1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tate.transfer.errors.destAddress = “ ”</text:p>
          </table:table-cell>
          <table:table-cell office:value-type="string" calcext:value-type="string">
            <text:p>TRANSFER.THROW_ERROR_DEST_ADDRESS</text:p>
          </table:table-cell>
          <table:table-cell office:value-type="string" calcext:value-type="string">
            <text:p>state.transfer.errors.destAddress = <text:s/>[Message wrong address]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te.transfer.errors.amountTransfer = “ ”</text:p>
          </table:table-cell>
          <table:table-cell office:value-type="string" calcext:value-type="string">
            <text:p>TRANSFER.THROW_AMOUNT_ERROR</text:p>
          </table:table-cell>
          <table:table-cell office:value-type="string" calcext:value-type="string">
            <text:p>state.transfer.errors.amountTransfer = [Message wrong amount transfer]</text:p>
          </table:table-cell>
        </table:table-row>
        <table:table-row table:style-name="ro26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tate.transfer.bcError = “ ”</text:p>
          </table:table-cell>
          <table:table-cell table:style-name="ce40" office:value-type="string" calcext:value-type="string">
            <text:p>TRANSFER.TX_BROADCAST_REJECTED</text:p>
          </table:table-cell>
          <table:table-cell office:value-type="string" calcext:value-type="string">
            <text:p>state.transfer.bcError = [Message bcErro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31:33.640428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6:51:42.022671687</meta:creation-date>
    <meta:generator>LibreOffice/5.3.1.2$Linux_X86_64 LibreOffice_project/30m0$Build-2</meta:generator>
    <dc:date>2017-11-08T10:07:59.545539241</dc:date>
    <meta:editing-duration>PT2H13M51S</meta:editing-duration>
    <meta:editing-cycles>12</meta:editing-cycles>
    <meta:document-statistic meta:table-count="14" meta:cell-count="325" meta:object-count="0"/>
  </office:meta>
</office:document-meta>
</file>